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062000000804F585C94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5">
      <style:graphic-properties draw:auto-grow-height="true" fo:min-height="12.18cm"/>
    </style:style>
    <style:style style:name="pr14" style:family="presentation" style:parent-style-name="Master2-Layout12-cust-Liferay-outline1" style:list-style-name="L6"/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5">
      <style:graphic-properties draw:auto-grow-height="true" fo:min-height="12.18cm"/>
    </style:style>
    <style:style style:name="pr21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style:text-line-through-style="none"/>
    </style:style>
    <style:style style:name="T9" style:family="text">
      <style:text-properties style:text-line-through-style="none"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2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2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2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NCSA Mosaic</text:p>
          </draw:text-box>
        </draw:frame>
        <draw:frame draw:style-name="gr3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>
            <draw:text-box>
              <text:p>National Center for Supercomputing Applications</text:p>
              <text:list text:style-name="L4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2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" presentation:class="page"/>
          <draw:frame presentation:style-name="pr7" draw:layer="layout" svg:width="17.271cm" svg:height="12.572cm" svg:x="2.159cm" svg:y="13.27cm" presentation:class="notes">
            <draw:text-box>
              <text:list text:style-name="L4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2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" presentation:class="page"/>
          <draw:frame presentation:style-name="pr7" draw:layer="layout" svg:width="17.271cm" svg:height="12.572cm" svg:x="2.159cm" svg:y="13.27cm" presentation:class="notes">
            <draw:text-box>
              <text:list text:style-name="L4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4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4.605cm" svg:height="14.605cm" svg:x="6.315cm" svg:y="4.445cm">
          <draw:image xlink:href="Pictures/1000000000000062000000804F585C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 text:style-name="P5">these are falsy values. Everything else is truthy! Objects also!</text:p>
              <text:p text:style-name="P5"/>
              <text:p text:style-name="P5">!!{}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Boolean : true, false</text:span></text:p>
              <text:p><text:span text:style-name="T9">Falsy values: 0,””,null,NaN, undefined, false</text:span></text:p>
              <text:p><text:span text:style-name="T9">Truthy values: everything else (objects also)</text:span></text:p>
              <text:p><text:span text:style-name="T9">&amp;&amp;,|| may give any value, short circuit</text:span></text:p>
              <text:p><text:span text:style-name="T9">! : always boolean, !!: convert to boolean</text:span></text:p>
              <text:p><text:span text:style-name="T9">New Boolean() : avoid it</text:span></text:p>
              <text:p>Loose/weak type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Boolean : true, false</text:span></text:p>
              <text:p><text:span text:style-name="T9">Falsy values: 0,””,null,NaN, undefined, false</text:span></text:p>
              <text:p><text:span text:style-name="T9">Truthy values: everything else (objects also)</text:span></text:p>
              <text:p><text:span text:style-name="T9">&amp;&amp;,|| may give any value, short circuit</text:span></text:p>
              <text:p><text:span text:style-name="T9">! : always boolean, !!: convert to boolean</text:span></text:p>
              <text:p><text:span text:style-name="T9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 text:style-name="P5">mx &amp;&amp; mx.x ---&gt; undefined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Boolean : true, false</text:span></text:p>
              </text:list-item>
              <text:list-item>
                <text:p><text:span text:style-name="T9">Falsy values: 0,””,null,NaN, undefined, false</text:span></text:p>
              </text:list-item>
              <text:list-item>
                <text:p><text:span text:style-name="T9">Truthy values: everything else (objects also)</text:span></text:p>
              </text:list-item>
              <text:list-item>
                <text:p><text:span text:style-name="T9">&amp;&amp;,|| may give any value, short circuit</text:span></text:p>
              </text:list-item>
              <text:list-item>
                <text:p><text:span text:style-name="T9">! : always boolean, !!: convert to boolean</text:span></text:p>
              </text:list-item>
              <text:list-item>
                <text:p><text:span text:style-name="T9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Free-form language</text:span></text:p>
              </text:list-item>
              <text:list-item>
                <text:p><text:span text:style-name="T8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4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2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0">see: example_functions.html</text:span><text:span text:style-name="T10"><text:line-break/></text:span><text:span text:style-name="T10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1">Encapsulation</text:span></text:p>
              </text:list-item>
              <text:list-item>
                <text:p><text:span text:style-name="T11">Dynamic dispatch</text:span></text:p>
              </text:list-item>
              <text:list-item>
                <text:p><text:span text:style-name="T11">Subtype polimorphism</text:span></text:p>
              </text:list-item>
              <text:list-item>
                <text:p><text:span text:style-name="T11">Inheritance</text:span></text:p>
              </text:list-item>
              <text:list-item>
                <text:p><text:span text:style-name="T1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2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2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9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1DT5M10S</meta:editing-duration>
    <meta:editing-cycles>34</meta:editing-cycles>
    <dc:date>2013-04-09T22:29:09.08</dc:date>
    <meta:generator>OpenOffice.org/3.4.1$Win32 OpenOffice.org_project/341m1$Build-9593</meta:generator>
    <dc:creator>Péter </dc:creator>
    <meta:document-statistic meta:object-count="433"/>
  </office:meta>
</office:document-meta>
</file>